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  <style:text-properties style:font-name-asian="Microsoft YaHei" style:font-name-complex="Mangal" fo:font-size="18pt" style:font-size-asian="18pt" style:font-size-complex="18pt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3" style:parent-style-name="Standardnípísmoodstavce" style:family="text">
      <style:text-properties fo:font-weight="bold" style:font-weight-asian="bold" style:font-weight-complex="bold"/>
    </style:style>
    <style:style style:name="T4" style:parent-style-name="Standardnípísmoodstavce" style:family="text">
      <style:text-properties fo:font-weight="bold" style:font-weight-asian="bold" style:font-weight-complex="bold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>
      <style:paragraph-properties fo:margin-top="0.1652in" fo:margin-bottom="0.0826in"/>
      <style:text-properties fo:font-weight="bold" style:font-weight-asian="bold" style:font-weight-complex="bold"/>
    </style:style>
    <style:style style:name="P10" style:parent-style-name="Textbody" style:family="paragraph">
      <style:paragraph-properties fo:text-indent="0.4923in"/>
    </style:style>
    <style:style style:name="P11" style:parent-style-name="Textbody" style:family="paragraph">
      <style:paragraph-properties fo:text-indent="0.4923in"/>
    </style:style>
    <style:style style:name="P12" style:parent-style-name="Textbody" style:family="paragraph">
      <style:paragraph-properties fo:text-indent="0.4923in"/>
    </style:style>
    <style:style style:name="P13" style:parent-style-name="Textbody" style:family="paragraph">
      <style:paragraph-properties fo:text-indent="0.4923in"/>
    </style:style>
    <style:style style:name="P14" style:parent-style-name="Textbody" style:family="paragraph">
      <style:paragraph-properties fo:text-indent="0.4923in"/>
    </style:style>
    <style:style style:name="P15" style:parent-style-name="Standard" style:family="paragraph">
      <style:paragraph-properties fo:margin-top="0.1652in"/>
    </style:style>
    <style:style style:name="P16" style:parent-style-name="Standard" style:family="paragraph">
      <style:paragraph-properties fo:margin-top="0.1652in"/>
    </style:style>
    <style:style style:name="P17" style:parent-style-name="Standard" style:family="paragraph">
      <style:paragraph-properties fo:margin-top="0.1652in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P19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20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21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</office:automatic-styles>
  <office:body>
    <office:text text:use-soft-page-breaks="true">
      <text:h text:style-name="P1" text:outline-level="1">Ladislav Fuks – Spalovač mrtvol</text:h>
      <text:p text:style-name="P2">Informace ke knize</text:p>
      <text:p text:style-name="Textbody">literární druh: epika</text:p>
      <text:p text:style-name="Textbody">literární žánr: novela</text:p>
      <text:p text:style-name="Textbody">literární forma: psychologická novela</text:p>
      <text:p text:style-name="Textbody">téma: vzorný otec rodiny a zaměstnanec krematoria, který se pod vlivem fašistické ideologie mění v psychopata a vraha svých nejbližších</text:p>
      <text:p text:style-name="Textbody">kdy: 1937-1938</text:p>
      <text:p text:style-name="Textbody">kde: Praha okupovaná nacistickýým Německem</text:p>
      <text:p text:style-name="Textbody">kompozice: chronologická, poklidný děj se zrychlí až na posledních 20 stranách, 15 kapitol</text:p>
      <text:p text:style-name="Textbody">způsob vyprávění: <text:s text:c="4"/></text:p>
      <text:p text:style-name="Textbody">• Vypravěč –<text:s/><text:span text:style-name="T3">er-forma, nezasahuje dod děje, pouze vypráví, co se děje</text:span></text:p>
      <text:p text:style-name="Textbody"><text:s text:c="4"/>• Vyprávěcí způsoby -<text:s/><text:span text:style-name="T4">nepřímá řeč, častý výskyt přímé řeči</text:span><text:s/>(určíš z výňatku)</text:p>
      <text:p text:style-name="Textbody"><text:s text:c="4"/>• Typy promluv – určíš z výňatku (pásmo vypravěče, monolog, dialog)</text:p>
      <text:p text:style-name="Textbody">charakteristika postav:<text:s/></text:p>
      <text:list text:style-name="LFO1" text:continue-numbering="true">
        <text:list-item>
          <text:p text:style-name="P5">Pan Kopfrkingl - obětavý zaměstnanec, vzorný otec, důsledný, stará se řádně o rodinu a výchovu dětí, postupně se mění v udavače a vraha, lehce manipulovatelný, sklony k fašismu, okázalý nekuřák a abstinent</text:p>
        </text:list-item>
        <text:list-item>
          <text:p text:style-name="P6">Marie - nazývají ji Lakmé, poloviční Židovka, tichá, nevýrazná, bojácná</text:p>
        </text:list-item>
        <text:list-item>
          <text:p text:style-name="P7">Zina - dcera, nadaná</text:p>
        </text:list-item>
        <text:list-item>
          <text:p text:style-name="P8">Milivoj - syn, šikanovaný</text:p>
        </text:list-item>
      </text:list>
      <text:p text:style-name="Textbody">jazykové prostředky: striktně spisovný včetně přímé řeči, časté opakování variací jedné a té samé věty, časté opakování variací jedné a skoro té samé věty</text:p>
      <text:p text:style-name="P9">Kontext díla</text:p>
      <text:p text:style-name="Textbody">Český spisovatel, pracoval v památkové péči, od roku 159 pracoval v národní galerii</text:p>
      <text:p text:style-name="Textbody"/>
      <text:p text:style-name="Textbody">2. Česká próza 50. a 60. let</text:p>
      <text:p text:style-name="Textbody"/>
      <text:p text:style-name="Textbody">3. jeho tvorba silně autobiografická, velmi ho ovlivnil vztah k autoritativnímu otci;</text:p>
      <text:p text:style-name="Textbody">v období okupace to měl těžké, protože byl homosexuál.</text:p>
      <text:p text:style-name="Textbody"/>
      <text:p text:style-name="Textbody">4. Zahynul ve svém bytě, jeho tělo bylo nalezeno až 2 dny poté.</text:p>
      <text:p text:style-name="Textbody"/>
      <text:p text:style-name="Textbody">5. Dílo:</text:p>
      <text:p text:style-name="Textbody">Psal především psychologickou prózu s tématem úzkosti člověka ohrožovaného</text:p>
      <text:p text:style-name="Textbody">nesvobodou a násilím. Jako symbol tohoto tématu si pak zvolil druhou světovou válku</text:p>
      <text:soft-page-break/>
      <text:p text:style-name="Textbody">a holokaust.</text:p>
      <text:p text:style-name="Textbody">Díla:</text:p>
      <text:p text:style-name="Textbody">- Pan Theodor Mundstock (psychologický román)</text:p>
      <text:p text:style-name="Textbody">- Mí černovlasí bratři (soubor šesti povídek)</text:p>
      <text:p text:style-name="Textbody">- Mrtvý v podchodu (detektivní román)</text:p>
      <text:p text:style-name="Textbody"/>
      <text:p text:style-name="Textbody">6. Současníci:</text:p>
      <text:p text:style-name="Textbody">a) Arnošt Lustig (česko)</text:p>
      <text:p text:style-name="P10">o Modlitba pro Kateřinu Horovitzovou (novela podle skutečné události)</text:p>
      <text:p text:style-name="P11">o Noc a naděje (sbírka povídek)</text:p>
      <text:p text:style-name="Textbody">b) Bohumil Hrabal (česko)</text:p>
      <text:p text:style-name="P12">o Obsluhoval jsem anglického krále (román)</text:p>
      <text:p text:style-name="P13">o Ostře sledované vlaky (novela)</text:p>
      <text:p text:style-name="Textbody">c) Josef Nesvadba (česko)</text:p>
      <text:p text:style-name="P14">o Vynález proti sobě (sbírka povídek)</text:p>
      <text:p text:style-name="P15"/>
      <text:p text:style-name="P16"/>
      <text:p text:style-name="P17"><text:span text:style-name="T18">Děj</text:span>:</text:p>
      <text:p text:style-name="P19">Vypráví příběh pana Kopfrkingla, zaměstnance krematoria v Praze. Zpočátku se jeví jako milující manžel a otec, oddaný své práci, kde věří, že spalování mrtvých je cestou k jejich očistě. Je fascinován orientální filosofií a tibetským buddhismem, což ho vede k přesvědčení, že smrt je přechod do lepšího života.</text:p>
      <text:p text:style-name="P20">Pod vlivem svého nadřízeného, dr. Bettelheima, a rostoucí nacistické ideologie, se však jeho povaha začíná měnit. Bettelheim ho přesvědčuje o čistotě árijské rasy a Kopfrkingl začne věřit, že by měl svou rodinu očistit od nečistých. Tato ideologie mu poskytuje falešný pocit moci.</text:p>
      <text:p text:style-name="P21">Kopfrkinglova posedlost smrtí a očistou narůstá. První obětí se stává jeho manželka Lakmé, kterou zabije ve jménu očisty, následně zavraždí i svého syna Milim. Jeho dcera Zina mu však uteče a unikne jeho vražednému plánu. Kopfrkingl věří, že smrt rodiny jim přinese věčný klid a čistotu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paragraph-properties fo:text-align="center" fo:margin-top="0.1652in" fo:margin-bottom="0.1652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evhlavníkapitoly" style:display-name="Název hlavní kapitoly" style:family="paragraph" style:parent-style-name="Standard">
      <style:paragraph-properties fo:margin-top="0.1965in"/>
      <style:text-properties fo:font-weight="bold" style:font-weight-asian="bold" fo:hyphenate="false"/>
    </style:style>
    <style:style style:name="Názevtextu" style:display-name="Název textu" style:family="paragraph" style:parent-style-name="Názevhlavníkapitoly">
      <style:paragraph-properties fo:text-align="center" fo:margin-top="0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4-10-27T16:02:00Z</meta:creation-date>
    <dc:date>2024-05-20T17:17:00Z</dc:date>
    <meta:template xlink:href="Normal.dotm" xlink:type="simple"/>
    <meta:editing-cycles>17</meta:editing-cycles>
    <meta:editing-duration>PT16620S</meta:editing-duration>
    <meta:document-statistic meta:page-count="2" meta:paragraph-count="6" meta:word-count="450" meta:character-count="3013" meta:row-count="21" meta:non-whitespace-character-count="2569"/>
  </office:meta>
</office:document-meta>
</file>